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antarell" fo:font-size="12pt" style:font-size-asian="12pt" style:font-size-complex="12pt"/>
    </style:style>
    <style:style style:name="P2" style:family="paragraph" style:parent-style-name="Standard">
      <style:text-properties fo:color="#579d1c" style:font-name="Cantarell" fo:font-size="12pt" fo:font-weight="bold" style:font-size-asian="12pt" style:font-weight-asian="bold" style:font-size-complex="12pt" style:font-weight-complex="bold"/>
    </style:style>
    <style:style style:name="P3" style:family="paragraph" style:parent-style-name="Standard">
      <style:text-properties fo:color="#b84747" style:font-name="Cantarell" fo:font-size="12pt" fo:font-weight="bold" style:font-size-asian="12pt" style:font-weight-asian="bold" style:font-size-complex="12pt" style:font-weight-complex="bold"/>
    </style:style>
    <style:style style:name="T1" style:family="text">
      <style:text-properties fo:color="#00ae00" fo:font-weight="bold" style:font-weight-asian="bold" style:font-weight-complex="bold"/>
    </style:style>
    <style:style style:name="T2" style:family="text">
      <style:text-properties fo:color="#b84747"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line_v2- FPS system testing over rabbit serial link in C06 antenna</text:p>
      <text:p text:style-name="P2"/>
      <text:p text:style-name="P2">Date : 20/03/2015 Time : 11.45 Am to 13.10 PM</text:p>
      <text:p text:style-name="P2"/>
      <text:p text:style-name="P2">Test Done by: Charu Kanade, Abhay Bhumkar, Mahadev Misal &amp; Raju Uprade</text:p>
      <text:p text:style-name="P2"/>
      <text:p text:style-name="P2">Rabbit card with Device IP 192.168.21.107 connected to FPS system over serial link</text:p>
      <text:p text:style-name="P2"/>
      <text:p text:style-name="P2">Online_v2 machine IP : 192.168.8.45</text:p>
      <text:p text:style-name="P2"/>
      <text:p text:style-name="P1">[teleset@tellab2 Online]$ ./online_v2 </text:p>
      <text:p text:style-name="P1">HIGHUSER thread CREATED=&gt; 0</text:p>
      <text:p text:style-name="P1">SERVO thread CREATED=&gt; 0</text:p>
      <text:p text:style-name="P1">GUI INTERFACE thread CREATED=&gt; 0</text:p>
      <text:p text:style-name="P1">PYTHON INTERFACE thread CREATED=&gt; 0</text:p>
      <text:p text:style-name="P1">MCM SYSTEM thread CREATED=&gt; 0</text:p>
      <text:p text:style-name="P1"></text:p>
      <text:p text:style-name="P1">msgget: Calling msgget(0xc9,01600)</text:p>
      <text:p text:style-name="P1">msgget: msgget succeeded: msqid = 0</text:p>
      <text:p text:style-name="P1">Sucessfully Created MESSAGE QUEUE ID=0</text:p>
      <text:p text:style-name="P1">$$$ SERVER WANTING FOR PYTHON ENVIRONMENT CLIENT TO CONNECT $$$$</text:p>
      <text:p text:style-name="P1"/>
      <text:p text:style-name="P1"><text:s/><text:span text:style-name="T1">&gt;&gt; <text:s/>ACCEPTED CONNECTION FROM FPS MCM DEVICE 192.168.21.107</text:span></text:p>
      <text:p text:style-name="P1">FPS thread opened succesfully=&gt; 0</text:p>
      <text:p text:style-name="P1">############# SERVER WANTING FOR CLIENT CONNECTION #####</text:p>
      <text:p text:style-name="P1"/>
      <text:p text:style-name="P3">C06 fps reboot <text:s text:c="27"/>// Command from Online_V2 terminal </text:p>
      <text:p text:style-name="P1"></text:p>
      <text:p text:style-name="P1"><text:s/>CMD[0] =&gt; C06</text:p>
      <text:p text:style-name="P1"><text:s/>CMD[1] =&gt; fps</text:p>
      <text:p text:style-name="P1"><text:s/>CMD[2] =&gt; reboot</text:p>
      <text:p text:style-name="P1">Command for C06 ANTENNA</text:p>
      <text:p text:style-name="P1">ANTENNA C06 C06</text:p>
      <text:p text:style-name="P1">System <text:s/>fps</text:p>
      <text:p text:style-name="P1">OP NAME <text:s/>reboot</text:p>
      <text:p text:style-name="P1">we wrote on the socket 35 <text:s/>fps reboot</text:p>
      <text:p text:style-name="P1"><text:s/>Size of Struct is ######## 1638</text:p>
      <text:p text:style-name="P1"><text:s/>###### Element in Command Queue fps</text:p>
      <text:p text:style-name="P1"><text:s/>INSERTING in Command Queue fps</text:p>
      <text:p text:style-name="P1"></text:p>
      <text:p text:style-name="P1"><text:s/>&gt;&gt; we wrote on the socket 35 20-Mar-2015 12:16:35 fps reboot</text:p>
      <text:p text:style-name="P1"><text:s/>Size of Struct is ######## 1638</text:p>
      <text:p text:style-name="P1"><text:soft-page-break/>Size of Response Struct =&gt; 4698</text:p>
      <text:p text:style-name="P1"><text:s/>MCM =&gt; 1</text:p>
      <text:p text:style-name="P1"><text:s/>35</text:p>
      <text:p text:style-name="P1"><text:s/>20-Mar-2015 12:16:35</text:p>
      <text:p text:style-name="P1"><text:s/>fps</text:p>
      <text:p text:style-name="P1"><text:s text:c="2"/>###### NUmber of RESPONSE MSG is 1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eboot</text:p>
      <text:p text:style-name="P1"><text:s/>Writing to ONLINE from FPS THREAD SUCCESSFUL</text:p>
      <text:p text:style-name="P1"/>
      <text:p text:style-name="P1"><text:span text:style-name="T2">C06 fps run_to_cal <text:s text:c="3"/></text:span><text:s text:c="19"/><text:span text:style-name="T2">// Command from Online_V2 terminal </text:span></text:p>
      <text:p text:style-name="P1"></text:p>
      <text:p text:style-name="P1"><text:s/>CMD[0] =&gt; C06</text:p>
      <text:p text:style-name="P1"><text:s/>CMD[1] =&gt; fps</text:p>
      <text:p text:style-name="P1"><text:s/>CMD[2] =&gt; run_to_cal</text:p>
      <text:p text:style-name="P1">Command for C06 ANTENNA</text:p>
      <text:p text:style-name="P1">ANTENNA C06 C06</text:p>
      <text:p text:style-name="P1">System <text:s/>fps</text:p>
      <text:p text:style-name="P1">OP NAME <text:s/>run_to_cal</text:p>
      <text:p text:style-name="P1">we wrote on the socket 30 <text:s/>fps run_to_cal</text:p>
      <text:p text:style-name="P1"><text:s/>Size of Struct is ######## 1638</text:p>
      <text:p text:style-name="P1"><text:s/>###### Element in Command Queue fps</text:p>
      <text:p text:style-name="P1"><text:s/>INSERTING in Command Queue fps</text:p>
      <text:p text:style-name="P1"></text:p>
      <text:p text:style-name="P1"><text:s/>&gt;&gt; we wrote on the socket 30 20-Mar-2015 12:16:51 fps run_to_cal</text:p>
      <text:p text:style-name="P1"><text:s/>Size of Struct is ######## 1638</text:p>
      <text:p text:style-name="P1">Size of Response Struct =&gt; 4698</text:p>
      <text:p text:style-name="P1"><text:s/>MCM =&gt; 1</text:p>
      <text:p text:style-name="P1"><text:s/>30</text:p>
      <text:p text:style-name="P1"><text:s/>20-Mar-2015 12:16:51</text:p>
      <text:p text:style-name="P1"><text:s/>fps</text:p>
      <text:p text:style-name="P1"><text:s text:c="2"/>###### NUmber of RESPONSE MSG is 1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un to calibrate</text:p>
      <text:p text:style-name="P1"><text:soft-page-break/><text:s/>Writing to ONLINE from FPS THREAD SUCCESSFUL</text:p>
      <text:p text:style-name="P1"/>
      <text:p text:style-name="P1"><text:span text:style-name="T2">C06 fps run_to_preset <text:s text:c="5"/></text:span><text:s text:c="15"/><text:span text:style-name="T2">// Command from Online_V2 terminal </text:span></text:p>
      <text:p text:style-name="P1"></text:p>
      <text:p text:style-name="P1"><text:s/>CMD[0] =&gt; C06</text:p>
      <text:p text:style-name="P1"><text:s/>CMD[1] =&gt; fps</text:p>
      <text:p text:style-name="P1"><text:s/>CMD[2] =&gt; run_to_preset</text:p>
      <text:p text:style-name="P1">Command for C06 ANTENNA</text:p>
      <text:p text:style-name="P1">ANTENNA C06 C06</text:p>
      <text:p text:style-name="P1">System <text:s/>fps</text:p>
      <text:p text:style-name="P1">OP NAME <text:s/>run_to_preset</text:p>
      <text:p text:style-name="P1"></text:p>
      <text:p text:style-name="P1"><text:s/>Enter target encoder value:</text:p>
      <text:p text:style-name="P1">15000</text:p>
      <text:p text:style-name="P1">we wrote on the socket 32 <text:s/>fps run_to_preset</text:p>
      <text:p text:style-name="P1">tar_encr_v 76 29</text:p>
      <text:p text:style-name="P1"><text:s/>Size of Struct is ######## 1638</text:p>
      <text:p text:style-name="P1"><text:s/>###### Element in Command Queue fps</text:p>
      <text:p text:style-name="P1"><text:s/>INSERTING in Command Queue fps</text:p>
      <text:p text:style-name="P1"></text:p>
      <text:p text:style-name="P1"><text:s/>&gt;&gt; we wrote on the socket 32 20-Mar-2015 12:19:07 fps run_to_preset</text:p>
      <text:p text:style-name="P1">tar_encr_v 76 29</text:p>
      <text:p text:style-name="P1"><text:s/>Size of Struct is ######## 1638</text:p>
      <text:p text:style-name="P1">Size of Response Struct =&gt; 4698</text:p>
      <text:p text:style-name="P1"><text:s/>MCM =&gt; 1</text:p>
      <text:p text:style-name="P1"><text:s/>32</text:p>
      <text:p text:style-name="P1"><text:s/>20-Mar-2015 12:19:07</text:p>
      <text:p text:style-name="P1"><text:s/>fps</text:p>
      <text:p text:style-name="P1"><text:s text:c="2"/>###### NUmber of RESPONSE MSG is 1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un to Reset</text:p>
      <text:p text:style-name="P1"><text:s/>Writing to ONLINE from FPS THREAD SUCCESSFUL</text:p>
      <text:p text:style-name="P1"/>
      <text:p text:style-name="P3">C06 fps free_run_tow <text:s text:c="5"/>// Command from Online_V2 terminal </text:p>
      <text:p text:style-name="P1"></text:p>
      <text:p text:style-name="P1"><text:s/>CMD[0] =&gt; C06</text:p>
      <text:p text:style-name="P1"><text:s/>CMD[1] =&gt; fps</text:p>
      <text:p text:style-name="P1"><text:s/>CMD[2] =&gt; free_run_tow</text:p>
      <text:p text:style-name="P1"><text:soft-page-break/>Command for C06 ANTENNA</text:p>
      <text:p text:style-name="P1">ANTENNA C06 C06</text:p>
      <text:p text:style-name="P1">System <text:s/>fps</text:p>
      <text:p text:style-name="P1">OP NAME <text:s/>free_run_tow</text:p>
      <text:p text:style-name="P1">Enter 0-towards 270deg / 1-towards -10deg::</text:p>
      <text:p text:style-name="P1">1</text:p>
      <text:p text:style-name="P1">we wrote on the socket 31 <text:s/>fps free_run_tow</text:p>
      <text:p text:style-name="P1"><text:s/>1 0</text:p>
      <text:p text:style-name="P1"><text:s/>Size of Struct is ######## 1638</text:p>
      <text:p text:style-name="P1"><text:s/>###### Element in Command Queue fps</text:p>
      <text:p text:style-name="P1"><text:s/>INSERTING in Command Queue fps</text:p>
      <text:p text:style-name="P1"></text:p>
      <text:p text:style-name="P1"><text:s/>&gt;&gt; we wrote on the socket 31 20-Mar-2015 12:21:40 fps free_run_tow</text:p>
      <text:p text:style-name="P1"><text:s/>1 0</text:p>
      <text:p text:style-name="P1"><text:s/>Size of Struct is ######## 1638</text:p>
      <text:p text:style-name="P1">Size of Response Struct =&gt; 4698</text:p>
      <text:p text:style-name="P1"><text:s/>MCM =&gt; 1</text:p>
      <text:p text:style-name="P1"><text:s/>31</text:p>
      <text:p text:style-name="P1"><text:s/>20-Mar-2015 12:21:40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un Free</text:p>
      <text:p text:style-name="P1"><text:s/>Writing to ONLINE from FPS THREAD SUCCESSFUL</text:p>
      <text:p text:style-name="P1"/>
      <text:p text:style-name="P3">C06 fps fpsnull <text:s text:c="28"/>// Command from Online_V2 terminal </text:p>
      <text:p text:style-name="P1"></text:p>
      <text:p text:style-name="P1"><text:s/>CMD[0] =&gt; C06</text:p>
      <text:p text:style-name="P1"><text:s/>CMD[1] =&gt; fps</text:p>
      <text:p text:style-name="P1"><text:s/>CMD[2] =&gt; fpsnull</text:p>
      <text:p text:style-name="P1">Command for C06 ANTENNA</text:p>
      <text:p text:style-name="P1">ANTENNA C06 C06</text:p>
      <text:p text:style-name="P1">System <text:s/>fps</text:p>
      <text:p text:style-name="P1">OP NAME <text:s/>fpsnull</text:p>
      <text:p text:style-name="P1">we wrote on the socket 10 <text:s/>fps null</text:p>
      <text:p text:style-name="P1"><text:s/>Size of Struct is ######## 1638</text:p>
      <text:p text:style-name="P1"><text:s/>###### Element in Command Queue fps</text:p>
      <text:p text:style-name="P1"><text:soft-page-break/><text:s/>INSERTING in Command Queue fps</text:p>
      <text:p text:style-name="P1"></text:p>
      <text:p text:style-name="P1"><text:s/>&gt;&gt; we wrote on the socket 10 20-Mar-2015 12:25:15 fps null</text:p>
      <text:p text:style-name="P1"><text:s/>Size of Struct is ######## 1638</text:p>
      <text:p text:style-name="P1">Size of Response Struct =&gt; 4698</text:p>
      <text:p text:style-name="P1"><text:s/>MCM =&gt; 1</text:p>
      <text:p text:style-name="P1"><text:s/>10</text:p>
      <text:p text:style-name="P1"><text:s/>20-Mar-2015 12:25:15</text:p>
      <text:p text:style-name="P1"><text:s/>fps</text:p>
      <text:p text:style-name="P1"><text:s text:c="2"/>###### NUmber of RESPONSE MSG is 4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Feed Calibrated and Idle</text:p>
      <text:p text:style-name="P1"><text:s/>EncCount = 1508</text:p>
      <text:p text:style-name="P1"><text:s/>Rpm = 0</text:p>
      <text:p text:style-name="P1"><text:s/>Writing to ONLINE from FPS THREAD SUCCESSFUL</text:p>
      <text:p text:style-name="P1"/>
      <text:p text:style-name="P3">C06 fps read_version <text:s text:c="13"/>// Command from Online_V2 terminal </text:p>
      <text:p text:style-name="P1"></text:p>
      <text:p text:style-name="P1"><text:s/>CMD[0] =&gt; C06</text:p>
      <text:p text:style-name="P1"><text:s/>CMD[1] =&gt; fps</text:p>
      <text:p text:style-name="P1"><text:s/>CMD[2] =&gt; read_version</text:p>
      <text:p text:style-name="P1">Command for C06 ANTENNA</text:p>
      <text:p text:style-name="P1">ANTENNA C06 C06</text:p>
      <text:p text:style-name="P1">System <text:s/>fps</text:p>
      <text:p text:style-name="P1">OP NAME <text:s/>read_version</text:p>
      <text:p text:style-name="P1">we wrote on the socket 25 <text:s/>fps read_version</text:p>
      <text:p text:style-name="P1"><text:s/>Size of Struct is ######## 1638</text:p>
      <text:p text:style-name="P1"><text:s/>###### Element in Command Queue fps</text:p>
      <text:p text:style-name="P1"><text:s/>INSERTING in Command Queue fps</text:p>
      <text:p text:style-name="P1"></text:p>
      <text:p text:style-name="P1"><text:s/>&gt;&gt; we wrote on the socket 25 20-Mar-2015 12:25:58 fps read_version</text:p>
      <text:p text:style-name="P1"><text:s/>Size of Struct is ######## 1638</text:p>
      <text:p text:style-name="P1">Size of Response Struct =&gt; 4698</text:p>
      <text:p text:style-name="P1"><text:s/>MCM =&gt; 1</text:p>
      <text:p text:style-name="P1"><text:s/>25</text:p>
      <text:p text:style-name="P1"><text:s/>20-Mar-2015 12:25:58</text:p>
      <text:p text:style-name="P1"><text:s/>fps</text:p>
      <text:p text:style-name="P1"><text:soft-page-break/><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ead Version: 8.5 </text:p>
      <text:p text:style-name="P1"><text:s/>Writing to ONLINE from FPS THREAD SUCCESSFUL</text:p>
      <text:p text:style-name="P1"/>
      <text:p text:style-name="P3">C06 fps read_Max_angle <text:s text:c="9"/>// Command from Online_V2 terminal </text:p>
      <text:p text:style-name="P1"></text:p>
      <text:p text:style-name="P1"><text:s/>CMD[0] =&gt; C06</text:p>
      <text:p text:style-name="P1"><text:s/>CMD[1] =&gt; fps</text:p>
      <text:p text:style-name="P1"><text:s/>CMD[2] =&gt; read_Max_angle</text:p>
      <text:p text:style-name="P1">Command for C06 ANTENNA</text:p>
      <text:p text:style-name="P1">ANTENNA C06 C06</text:p>
      <text:p text:style-name="P1">System <text:s/>fps</text:p>
      <text:p text:style-name="P1">OP NAME <text:s/>read_Max_angle</text:p>
      <text:p text:style-name="P1">we wrote on the socket 28 <text:s/>fps read_Max_angle</text:p>
      <text:p text:style-name="P1"><text:s/>Size of Struct is ######## 1638</text:p>
      <text:p text:style-name="P1"><text:s/>###### Element in Command Queue fps</text:p>
      <text:p text:style-name="P1"><text:s/>INSERTING in Command Queue fps</text:p>
      <text:p text:style-name="P1"></text:p>
      <text:p text:style-name="P1"><text:s/>&gt;&gt; we wrote on the socket 28 20-Mar-2015 12:26:22 fps read_Max_angle</text:p>
      <text:p text:style-name="P1"><text:s/>Size of Struct is ######## 1638</text:p>
      <text:p text:style-name="P1">Size of Response Struct =&gt; 4698</text:p>
      <text:p text:style-name="P1"><text:s/>MCM =&gt; 1</text:p>
      <text:p text:style-name="P1"><text:s/>28</text:p>
      <text:p text:style-name="P1"><text:s/>20-Mar-2015 12:26:22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ead Max Angle, 17284 </text:p>
      <text:p text:style-name="P1"><text:s/>Writing to ONLINE from FPS THREAD SUCCESSFUL</text:p>
      <text:p text:style-name="P1"/>
      <text:p text:style-name="P1"/>
      <text:p text:style-name="P3"><text:soft-page-break/>C06 fps read_Min_angle <text:s text:c="8"/>// Command from Online_V2 terminal </text:p>
      <text:p text:style-name="P1"></text:p>
      <text:p text:style-name="P1"><text:s/>CMD[0] =&gt; C06</text:p>
      <text:p text:style-name="P1"><text:s/>CMD[1] =&gt; fps</text:p>
      <text:p text:style-name="P1"><text:s/>CMD[2] =&gt; read_Min_angle</text:p>
      <text:p text:style-name="P1">Command for C06 ANTENNA</text:p>
      <text:p text:style-name="P1">ANTENNA C06 C06</text:p>
      <text:p text:style-name="P1">System <text:s/>fps</text:p>
      <text:p text:style-name="P1">OP NAME <text:s/>read_Min_angle</text:p>
      <text:p text:style-name="P1"><text:s/>###### Element in Command Queue fps</text:p>
      <text:p text:style-name="P1"><text:s/>INSERTING in Command Queue fps</text:p>
      <text:p text:style-name="P1"></text:p>
      <text:p text:style-name="P1"><text:s/>&gt;&gt; we wrote on the socket 29 20-Mar-2015 12:27:05 fps read_Min_angle</text:p>
      <text:p text:style-name="P1"><text:s/>Size of Struct is ######## 1638</text:p>
      <text:p text:style-name="P1">Size of Response Struct =&gt; 4698</text:p>
      <text:p text:style-name="P1"><text:s/>MCM =&gt; 1</text:p>
      <text:p text:style-name="P1"><text:s/>29</text:p>
      <text:p text:style-name="P1"><text:s/>20-Mar-2015 12:27:05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ead Min Angle, 1468 </text:p>
      <text:p text:style-name="P1"><text:s/>Writing to ONLINE from FPS THREAD SUCCESSFUL</text:p>
      <text:p text:style-name="P1"/>
      <text:p text:style-name="P3">C06 fps read_Brake_dd <text:s text:c="3"/>// Command from Online_V2 terminal </text:p>
      <text:p text:style-name="P1"></text:p>
      <text:p text:style-name="P1"><text:s/>CMD[0] =&gt; C06</text:p>
      <text:p text:style-name="P1"><text:s/>CMD[1] =&gt; fps</text:p>
      <text:p text:style-name="P1"><text:s/>CMD[2] =&gt; read_Brake_dd</text:p>
      <text:p text:style-name="P1">Command for C06 ANTENNA</text:p>
      <text:p text:style-name="P1">ANTENNA C06 C06</text:p>
      <text:p text:style-name="P1">System <text:s/>fps</text:p>
      <text:p text:style-name="P1">OP NAME <text:s/>read_Brake_dd</text:p>
      <text:p text:style-name="P1">we wrote on the socket 23 <text:s/>fps read_Brake_dd</text:p>
      <text:p text:style-name="P1"><text:s/>Size of Struct is ######## 1638</text:p>
      <text:p text:style-name="P1"><text:s/>###### Element in Command Queue fps</text:p>
      <text:p text:style-name="P1"><text:s/>INSERTING in Command Queue fps</text:p>
      <text:p text:style-name="P1"><text:soft-page-break/></text:p>
      <text:p text:style-name="P1"><text:s/>&gt;&gt; we wrote on the socket 23 20-Mar-2015 12:27:54 fps read_Brake_dd</text:p>
      <text:p text:style-name="P1"><text:s/>Size of Struct is ######## 1638</text:p>
      <text:p text:style-name="P1">Size of Response Struct =&gt; 4698</text:p>
      <text:p text:style-name="P1"><text:s/>MCM =&gt; 1</text:p>
      <text:p text:style-name="P1"><text:s/>23</text:p>
      <text:p text:style-name="P1"><text:s/>20-Mar-2015 12:27:54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ead Break Count Diff, 4 </text:p>
      <text:p text:style-name="P1"><text:s/>Writing to ONLINE from FPS THREAD SUCCESSFUL</text:p>
      <text:p text:style-name="P1"/>
      <text:p text:style-name="P3">C06 fps read_tpoint <text:s text:c="6"/>// Command from Online_V2 terminal </text:p>
      <text:p text:style-name="P1"></text:p>
      <text:p text:style-name="P1"><text:s/>CMD[0] =&gt; C06</text:p>
      <text:p text:style-name="P1"><text:s/>CMD[1] =&gt; fps</text:p>
      <text:p text:style-name="P1"><text:s/>CMD[2] =&gt; read_tpoint</text:p>
      <text:p text:style-name="P1">Command for C06 ANTENNA</text:p>
      <text:p text:style-name="P1">ANTENNA C06 C06</text:p>
      <text:p text:style-name="P1">System <text:s/>fps</text:p>
      <text:p text:style-name="P1">OP NAME <text:s/>read_tpoint</text:p>
      <text:p text:style-name="P1">we wrote on the socket 20 <text:s/>fps read_tpoint</text:p>
      <text:p text:style-name="P1"><text:s/>Size of Struct is ######## 1638</text:p>
      <text:p text:style-name="P1"><text:s/>###### Element in Command Queue fps</text:p>
      <text:p text:style-name="P1"><text:s/>INSERTING in Command Queue fps</text:p>
      <text:p text:style-name="P1"></text:p>
      <text:p text:style-name="P1"><text:s/>&gt;&gt; we wrote on the socket 20 20-Mar-2015 12:28:22 fps read_tpoint</text:p>
      <text:p text:style-name="P1"><text:s/>Size of Struct is ######## 1638</text:p>
      <text:p text:style-name="P1">Size of Response Struct =&gt; 4698</text:p>
      <text:p text:style-name="P1"><text:s/>MCM =&gt; 1</text:p>
      <text:p text:style-name="P1"><text:s/>20</text:p>
      <text:p text:style-name="P1"><text:s/>20-Mar-2015 12:28:22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text:soft-page-break/>999 999 999 999 999 999 999 999 999 999 999 999 999 999 999 999 999 999 999 999 999 999 999 999 999 999 999 999 999 999 999 999 999 999 999 999 999 999 999 999 999 999 999 999 999 999 999 999 999 999 999 999 999 999 999 999 999 999 <text:s/>Exec. OK</text:p>
      <text:p text:style-name="P1"><text:s/>Read Turning Point, target: 300</text:p>
      <text:p text:style-name="P1"><text:s/>Writing to ONLINE from FPS THREAD SUCCESSFUL</text:p>
      <text:p text:style-name="P1"/>
      <text:p text:style-name="P3">C06 fps read_low_rpm <text:s text:c="13"/>// Command from Online_V2 terminal </text:p>
      <text:p text:style-name="P1"></text:p>
      <text:p text:style-name="P1"><text:s/>CMD[0] =&gt; C06</text:p>
      <text:p text:style-name="P1"><text:s/>CMD[1] =&gt; fps</text:p>
      <text:p text:style-name="P1"><text:s/>CMD[2] =&gt; read_low_rpm</text:p>
      <text:p text:style-name="P1">Command for C06 ANTENNA</text:p>
      <text:p text:style-name="P1">ANTENNA C06 C06</text:p>
      <text:p text:style-name="P1">System <text:s/>fps</text:p>
      <text:p text:style-name="P1">OP NAME <text:s/>read_low_rpm</text:p>
      <text:p text:style-name="P1">we wrote on the socket 22 <text:s/>fps read_low_rpm</text:p>
      <text:p text:style-name="P1"><text:s/>Size of Struct is ######## 1638</text:p>
      <text:p text:style-name="P1"><text:s/>###### Element in Command Queue fps</text:p>
      <text:p text:style-name="P1"><text:s/>INSERTING in Command Queue fps</text:p>
      <text:p text:style-name="P1"></text:p>
      <text:p text:style-name="P1"><text:s/>&gt;&gt; we wrote on the socket 22 20-Mar-2015 12:28:45 fps read_low_rpm</text:p>
      <text:p text:style-name="P1"><text:s/>Size of Struct is ######## 1638</text:p>
      <text:p text:style-name="P1">Size of Response Struct =&gt; 4698</text:p>
      <text:p text:style-name="P1"><text:s/>MCM =&gt; 1</text:p>
      <text:p text:style-name="P1"><text:s/>22</text:p>
      <text:p text:style-name="P1"><text:s/>20-Mar-2015 12:28:45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ead Lower Ramp Limit, 649 int 325</text:p>
      <text:p text:style-name="P1"><text:s/>Writing to ONLINE from FPS THREAD SUCCESSFUL</text:p>
      <text:p text:style-name="P1"/>
      <text:p text:style-name="P3">C06 fps read_rampupcnt <text:s text:c="9"/>// Command from Online_V2 terminal </text:p>
      <text:p text:style-name="P1"></text:p>
      <text:p text:style-name="P1"><text:s/>CMD[0] =&gt; C06</text:p>
      <text:p text:style-name="P1"><text:s/>CMD[1] =&gt; fps</text:p>
      <text:p text:style-name="P1"><text:soft-page-break/><text:s/>CMD[2] =&gt; read_rampupcnt</text:p>
      <text:p text:style-name="P1">Command for C06 ANTENNA</text:p>
      <text:p text:style-name="P1">ANTENNA C06 C06</text:p>
      <text:p text:style-name="P1">System <text:s/>fps</text:p>
      <text:p text:style-name="P1">OP NAME <text:s/>read_rampupcnt</text:p>
      <text:p text:style-name="P1">we wrote on the socket 24 <text:s/>fps read_rampupcnt</text:p>
      <text:p text:style-name="P1"><text:s/>Size of Struct is ######## 1638</text:p>
      <text:p text:style-name="P1"><text:s/>###### Element in Command Queue fps</text:p>
      <text:p text:style-name="P1"><text:s/>INSERTING in Command Queue fps</text:p>
      <text:p text:style-name="P1"></text:p>
      <text:p text:style-name="P1"><text:s/>&gt;&gt; we wrote on the socket 24 20-Mar-2015 12:29:14 fps read_rampupcnt</text:p>
      <text:p text:style-name="P1"><text:s/>Size of Struct is ######## 1638</text:p>
      <text:p text:style-name="P1">Size of Response Struct =&gt; 4698</text:p>
      <text:p text:style-name="P1"><text:s/>MCM =&gt; 1</text:p>
      <text:p text:style-name="P1"><text:s/>24</text:p>
      <text:p text:style-name="P1"><text:s/>20-Mar-2015 12:29:14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ead Ramp up Count, 20 </text:p>
      <text:p text:style-name="P1"><text:s/>Writing to ONLINE from FPS THREAD SUCCESSFUL</text:p>
      <text:p text:style-name="P1"/>
      <text:p text:style-name="P3">C06 fps read_rampdcnt <text:s text:c="9"/>// Command from Online_V2 terminal </text:p>
      <text:p text:style-name="P1"></text:p>
      <text:p text:style-name="P1"><text:s/>CMD[0] =&gt; C06</text:p>
      <text:p text:style-name="P1"><text:s/>CMD[1] =&gt; fps</text:p>
      <text:p text:style-name="P1"><text:s/>CMD[2] =&gt; read_rampdcnt</text:p>
      <text:p text:style-name="P1">Command for C06 ANTENNA</text:p>
      <text:p text:style-name="P1">ANTENNA C06 C06</text:p>
      <text:p text:style-name="P1">System <text:s/>fps</text:p>
      <text:p text:style-name="P1">OP NAME <text:s/>read_rampdcnt</text:p>
      <text:p text:style-name="P1"><text:s/>###### Element in Command Queue fps</text:p>
      <text:p text:style-name="P1"><text:s/>INSERTING in Command Queue fps</text:p>
      <text:p text:style-name="P1"></text:p>
      <text:p text:style-name="P1"><text:s/>&gt;&gt; we wrote on the socket 21 20-Mar-2015 12:29:47 fps read_rampdcnt</text:p>
      <text:p text:style-name="P1"><text:s/>Size of Struct is ######## 1638</text:p>
      <text:p text:style-name="P1">Size of Response Struct =&gt; 4698</text:p>
      <text:p text:style-name="P1"><text:soft-page-break/><text:s/>MCM =&gt; 1</text:p>
      <text:p text:style-name="P1"><text:s/>21</text:p>
      <text:p text:style-name="P1"><text:s/>20-Mar-2015 12:29:47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ead Ramp Down Count, Slope: 80</text:p>
      <text:p text:style-name="P1"><text:s/>Writing to ONLINE from FPS THREAD SUCCESSFUL</text:p>
      <text:p text:style-name="P1"/>
      <text:p text:style-name="P3">C06 fps read_Max_pwm_cnt <text:s text:c="8"/>// Command from Online_V2 terminal </text:p>
      <text:p text:style-name="P1"></text:p>
      <text:p text:style-name="P1"><text:s/>CMD[0] =&gt; C06</text:p>
      <text:p text:style-name="P1"><text:s/>CMD[1] =&gt; fps</text:p>
      <text:p text:style-name="P1"><text:s/>CMD[2] =&gt; read_Max_pwm_cnt</text:p>
      <text:p text:style-name="P1">Command for C06 ANTENNA</text:p>
      <text:p text:style-name="P1">ANTENNA C06 C06</text:p>
      <text:p text:style-name="P1">System <text:s/>fps</text:p>
      <text:p text:style-name="P1">OP NAME <text:s/>read_Max_pwm_cnt</text:p>
      <text:p text:style-name="P1"><text:s/>###### Element in Command Queue fps</text:p>
      <text:p text:style-name="P1"><text:s/>INSERTING in Command Queue fps</text:p>
      <text:p text:style-name="P1"></text:p>
      <text:p text:style-name="P1"><text:s/>&gt;&gt; we wrote on the socket 27 20-Mar-2015 12:30:21 fps read_Max_pwm_cnt</text:p>
      <text:p text:style-name="P1"><text:s/>Size of Struct is ######## 1638</text:p>
      <text:p text:style-name="P1">Size of Response Struct =&gt; 4698</text:p>
      <text:p text:style-name="P1"><text:s/>MCM =&gt; 1</text:p>
      <text:p text:style-name="P1"><text:s/>27</text:p>
      <text:p text:style-name="P1"><text:s/>20-Mar-2015 12:30:21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ead Max PWM Count, 80 </text:p>
      <text:p text:style-name="P1"><text:s/>Writing to ONLINE from FPS THREAD SUCCESSFUL</text:p>
      <text:p text:style-name="P3"><text:soft-page-break/>C06 fps read_stoptimecnt <text:s text:c="12"/>// Command from Online_V2 terminal </text:p>
      <text:p text:style-name="P1"></text:p>
      <text:p text:style-name="P1"><text:s/>CMD[0] =&gt; C06</text:p>
      <text:p text:style-name="P1"><text:s/>CMD[1] =&gt; fps</text:p>
      <text:p text:style-name="P1"><text:s/>CMD[2] =&gt; read_stoptimecnt</text:p>
      <text:p text:style-name="P1">Command for C06 ANTENNA</text:p>
      <text:p text:style-name="P1">ANTENNA C06 C06</text:p>
      <text:p text:style-name="P1">System <text:s/>fps</text:p>
      <text:p text:style-name="P1">OP NAME <text:s/>read_stoptimecnt</text:p>
      <text:p text:style-name="P1">we wrote on the socket 26 <text:s/>fps read_stoptimecnt</text:p>
      <text:p text:style-name="P1"><text:s/>Size of Struct is ######## 1638</text:p>
      <text:p text:style-name="P1"><text:s/>###### Element in Command Queue fps</text:p>
      <text:p text:style-name="P1"><text:s/>INSERTING in Command Queue fps</text:p>
      <text:p text:style-name="P1"></text:p>
      <text:p text:style-name="P1"><text:s/>&gt;&gt; we wrote on the socket 26 20-Mar-2015 12:30:44 fps read_stoptimecnt</text:p>
      <text:p text:style-name="P1"><text:s/>Size of Struct is ######## 1638</text:p>
      <text:p text:style-name="P1">Size of Response Struct =&gt; 4698</text:p>
      <text:p text:style-name="P1"><text:s/>MCM =&gt; 1</text:p>
      <text:p text:style-name="P1"><text:s/>26</text:p>
      <text:p text:style-name="P1"><text:s/>20-Mar-2015 12:30:44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ead Stop Count, 20 </text:p>
      <text:p text:style-name="P1"><text:s/>Writing to ONLINE from FPS THREAD SUCCESSFUL</text:p>
      <text:p text:style-name="P1"/>
      <text:p text:style-name="P3">C06 fps set_tpoint <text:s text:c="8"/>// Command from Online_V2 terminal </text:p>
      <text:p text:style-name="P1"></text:p>
      <text:p text:style-name="P1"><text:s/>CMD[0] =&gt; C06</text:p>
      <text:p text:style-name="P1"><text:s/>CMD[1] =&gt; fps</text:p>
      <text:p text:style-name="P1"><text:s/>CMD[2] =&gt; set_tpoint</text:p>
      <text:p text:style-name="P1">Command for C06 ANTENNA</text:p>
      <text:p text:style-name="P1">ANTENNA C06 C06</text:p>
      <text:p text:style-name="P1">System <text:s/>fps</text:p>
      <text:p text:style-name="P1">OP NAME <text:s/>set_tpoint</text:p>
      <text:p text:style-name="P1"></text:p>
      <text:p text:style-name="P1">Enter turning point position difference:</text:p>
      <text:p text:style-name="P1"><text:soft-page-break/>200</text:p>
      <text:p text:style-name="P1">we wrote on the socket 11 <text:s/>fps set_tpoint</text:p>
      <text:p text:style-name="P1">set_tpoint 100 0</text:p>
      <text:p text:style-name="P1"><text:s/>Size of Struct is ######## 1638</text:p>
      <text:p text:style-name="P1"><text:s/>###### Element in Command Queue fps</text:p>
      <text:p text:style-name="P1"><text:s/>INSERTING in Command Queue fps</text:p>
      <text:p text:style-name="P1"></text:p>
      <text:p text:style-name="P1"><text:s/>&gt;&gt; we wrote on the socket 11 20-Mar-2015 12:31:58 fps set_tpoint</text:p>
      <text:p text:style-name="P1">set_tpoint 100 0</text:p>
      <text:p text:style-name="P1"><text:s/>Size of Struct is ######## 1638</text:p>
      <text:p text:style-name="P1">Size of Response Struct =&gt; 4698</text:p>
      <text:p text:style-name="P1"><text:s/>MCM =&gt; 1</text:p>
      <text:p text:style-name="P1"><text:s/>11</text:p>
      <text:p text:style-name="P1"><text:s/>20-Mar-2015 12:31:58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Set Turning Point, target: 200</text:p>
      <text:p text:style-name="P1"><text:s/>Writing to ONLINE from FPS THREAD SUCCESSFUL</text:p>
      <text:p text:style-name="P1"/>
      <text:p text:style-name="P3">C06 fps set_Max_pwm_cnt <text:s text:c="15"/>// Command from Online_V2 terminal </text:p>
      <text:p text:style-name="P1"></text:p>
      <text:p text:style-name="P1"><text:s/>CMD[0] =&gt; C06</text:p>
      <text:p text:style-name="P1"><text:s/>CMD[1] =&gt; fps</text:p>
      <text:p text:style-name="P1"><text:s/>CMD[2] =&gt; set_Max_pwm_cnt</text:p>
      <text:p text:style-name="P1">Command for C06 ANTENNA</text:p>
      <text:p text:style-name="P1">ANTENNA C06 C06</text:p>
      <text:p text:style-name="P1">System <text:s/>fps</text:p>
      <text:p text:style-name="P1">OP NAME <text:s/>set_Max_pwm_cnt</text:p>
      <text:p text:style-name="P1">Enter max PWM cnt:</text:p>
      <text:p text:style-name="P1">50</text:p>
      <text:p text:style-name="P1">we wrote on the socket 17 <text:s/>fps set_Max_pwm_cnt</text:p>
      <text:p text:style-name="P1">set_Max_pwm_cnt 50 0</text:p>
      <text:p text:style-name="P1"><text:s/>Size of Struct is ######## 1638</text:p>
      <text:p text:style-name="P1"><text:s/>###### Element in Command Queue fps</text:p>
      <text:p text:style-name="P1"><text:s/>INSERTING in Command Queue fps</text:p>
      <text:p text:style-name="P1"></text:p>
      <text:p text:style-name="P1"><text:soft-page-break/><text:s/>&gt;&gt; we wrote on the socket 17 20-Mar-2015 12:32:46 fps set_Max_pwm_cnt</text:p>
      <text:p text:style-name="P1">set_Max_pwm_cnt 50 0</text:p>
      <text:p text:style-name="P1"><text:s/>Size of Struct is ######## 1638</text:p>
      <text:p text:style-name="P1">Size of Response Struct =&gt; 4698</text:p>
      <text:p text:style-name="P1"><text:s/>MCM =&gt; 1</text:p>
      <text:p text:style-name="P1"><text:s/>17</text:p>
      <text:p text:style-name="P1"><text:s/>20-Mar-2015 12:32:46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Set Max PWM Count, 32 </text:p>
      <text:p text:style-name="P1"><text:s/>Writing to ONLINE from FPS THREAD SUCCESSFUL</text:p>
      <text:p text:style-name="P1"/>
      <text:p text:style-name="P3">C06 fps set_Max_pwm_cnt <text:s text:c="7"/>// Command from Online_V2 terminal </text:p>
      <text:p text:style-name="P1"></text:p>
      <text:p text:style-name="P1"><text:s/>CMD[0] =&gt; C06</text:p>
      <text:p text:style-name="P1"><text:s/>CMD[1] =&gt; fps</text:p>
      <text:p text:style-name="P1"><text:s/>CMD[2] =&gt; set_Max_pwm_cnt</text:p>
      <text:p text:style-name="P1">Command for C06 ANTENNA</text:p>
      <text:p text:style-name="P1">ANTENNA C06 C06</text:p>
      <text:p text:style-name="P1">System <text:s/>fps</text:p>
      <text:p text:style-name="P1">OP NAME <text:s/>set_Max_pwm_cnt</text:p>
      <text:p text:style-name="P1">Enter max PWM cnt:</text:p>
      <text:p text:style-name="P1">80</text:p>
      <text:p text:style-name="P1">we wrote on the socket 17 <text:s/>fps set_Max_pwm_cnt</text:p>
      <text:p text:style-name="P1">set_Max_pwm_cnt 80 0</text:p>
      <text:p text:style-name="P1"><text:s/>Size of Struct is ######## 1638</text:p>
      <text:p text:style-name="P1"><text:s/>###### Element in Command Queue fps</text:p>
      <text:p text:style-name="P1"><text:s/>INSERTING in Command Queue fps</text:p>
      <text:p text:style-name="P1"></text:p>
      <text:p text:style-name="P1"><text:s/>&gt;&gt; we wrote on the socket 17 20-Mar-2015 12:34:41 fps set_Max_pwm_cnt</text:p>
      <text:p text:style-name="P1">set_Max_pwm_cnt 80 0</text:p>
      <text:p text:style-name="P1"><text:s/>Size of Struct is ######## 1638</text:p>
      <text:p text:style-name="P1">Size of Response Struct =&gt; 4698</text:p>
      <text:p text:style-name="P1"><text:s/>MCM =&gt; 1</text:p>
      <text:p text:style-name="P1"><text:s/>17</text:p>
      <text:p text:style-name="P1"><text:s/>20-Mar-2015 12:34:41</text:p>
      <text:p text:style-name="P1"><text:soft-page-break/><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Set Max PWM Count, 50 </text:p>
      <text:p text:style-name="P1"><text:s/>Writing to ONLINE from FPS THREAD SUCCESSFUL</text:p>
      <text:p text:style-name="P1"/>
      <text:p text:style-name="P3">C06 fps set_Max_pwm_cnt <text:s text:c="7"/>// Command from Online_V2 terminal </text:p>
      <text:p text:style-name="P1"></text:p>
      <text:p text:style-name="P1"><text:s/>CMD[0] =&gt; C06</text:p>
      <text:p text:style-name="P1"><text:s/>CMD[1] =&gt; fps</text:p>
      <text:p text:style-name="P1"><text:s/>CMD[2] =&gt; set_Max_pwm_cnt</text:p>
      <text:p text:style-name="P1">Command for C06 ANTENNA</text:p>
      <text:p text:style-name="P1">ANTENNA C06 C06</text:p>
      <text:p text:style-name="P1">System <text:s/>fps</text:p>
      <text:p text:style-name="P1">OP NAME <text:s/>set_Max_pwm_cnt</text:p>
      <text:p text:style-name="P1">Enter max PWM cnt:</text:p>
      <text:p text:style-name="P1">80</text:p>
      <text:p text:style-name="P1">we wrote on the socket 17 <text:s/>fps set_Max_pwm_cnt</text:p>
      <text:p text:style-name="P1">set_Max_pwm_cnt 80 0</text:p>
      <text:p text:style-name="P1"><text:s/>Size of Struct is ######## 1638</text:p>
      <text:p text:style-name="P1"><text:s/>###### Element in Command Queue fps</text:p>
      <text:p text:style-name="P1"><text:s/>INSERTING in Command Queue fps</text:p>
      <text:p text:style-name="P1"></text:p>
      <text:p text:style-name="P1"><text:s/>&gt;&gt; we wrote on the socket 17 20-Mar-2015 12:35:14 fps set_Max_pwm_cnt</text:p>
      <text:p text:style-name="P1">set_Max_pwm_cnt 80 0</text:p>
      <text:p text:style-name="P1"><text:s/>Size of Struct is ######## 1638</text:p>
      <text:p text:style-name="P1">Size of Response Struct =&gt; 4698</text:p>
      <text:p text:style-name="P1"><text:s/>MCM =&gt; 1</text:p>
      <text:p text:style-name="P1"><text:s/>17</text:p>
      <text:p text:style-name="P1"><text:s/>20-Mar-2015 12:35:14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text:soft-page-break/>999 <text:s/>Exec. OK</text:p>
      <text:p text:style-name="P1"><text:s/>Set Max PWM Count, 50 </text:p>
      <text:p text:style-name="P1"><text:s/>Writing to ONLINE from FPS THREAD SUCCESSFUL</text:p>
      <text:p text:style-name="P1"/>
      <text:p text:style-name="P3">C06 fps set_Max_angle <text:s text:c="7"/>// Command from Online_V2 terminal </text:p>
      <text:p text:style-name="P1"></text:p>
      <text:p text:style-name="P1"><text:s/>CMD[0] =&gt; C06</text:p>
      <text:p text:style-name="P1"><text:s/>CMD[1] =&gt; fps</text:p>
      <text:p text:style-name="P1"><text:s/>CMD[2] =&gt; set_Max_angle</text:p>
      <text:p text:style-name="P1">Command for C06 ANTENNA</text:p>
      <text:p text:style-name="P1">ANTENNA C06 C06</text:p>
      <text:p text:style-name="P1">System <text:s/>fps</text:p>
      <text:p text:style-name="P1">OP NAME <text:s/>set_Max_angle</text:p>
      <text:p text:style-name="P1"></text:p>
      <text:p text:style-name="P1">Enter angle count:</text:p>
      <text:p text:style-name="P1">17300</text:p>
      <text:p text:style-name="P1">we wrote on the socket 18 <text:s/>fps set_Max_angle</text:p>
      <text:p text:style-name="P1">set_Max_angle 202 33</text:p>
      <text:p text:style-name="P1"><text:s/>Size of Struct is ######## 1638</text:p>
      <text:p text:style-name="P1"><text:s/>###### Element in Command Queue fps</text:p>
      <text:p text:style-name="P1"><text:s/>INSERTING in Command Queue fps</text:p>
      <text:p text:style-name="P1"></text:p>
      <text:p text:style-name="P1"><text:s/>&gt;&gt; we wrote on the socket 18 20-Mar-2015 12:37:28 fps set_Max_angle</text:p>
      <text:p text:style-name="P1">set_Max_angle 202 33</text:p>
      <text:p text:style-name="P1"><text:s/>Size of Struct is ######## 1638</text:p>
      <text:p text:style-name="P1">Size of Response Struct =&gt; 4698</text:p>
      <text:p text:style-name="P1"><text:s/>MCM =&gt; 1</text:p>
      <text:p text:style-name="P1"><text:s/>18</text:p>
      <text:p text:style-name="P1"><text:s/>20-Mar-2015 12:37:28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Set Max Angle, 17300 </text:p>
      <text:p text:style-name="P1"><text:s/>Writing to ONLINE from FPS THREAD SUCCESSFUL</text:p>
      <text:p text:style-name="P1"/>
      <text:p text:style-name="P3">C06 fps set_min_angle <text:s text:c="5"/>// Command from Online_V2 terminal </text:p>
      <text:p text:style-name="P1"></text:p>
      <text:p text:style-name="P1"><text:soft-page-break/><text:s/>CMD[0] =&gt; C06</text:p>
      <text:p text:style-name="P1"><text:s/>CMD[1] =&gt; fps</text:p>
      <text:p text:style-name="P1"><text:s/>CMD[2] =&gt; set_min_angle</text:p>
      <text:p text:style-name="P1">Command for C06 ANTENNA</text:p>
      <text:p text:style-name="P1">ANTENNA C06 C06</text:p>
      <text:p text:style-name="P1">System <text:s/>fps</text:p>
      <text:p text:style-name="P1">OP NAME <text:s/>set_min_angle</text:p>
      <text:p text:style-name="P1"></text:p>
      <text:p text:style-name="P1">Enter angle count:</text:p>
      <text:p text:style-name="P1">1450</text:p>
      <text:p text:style-name="P1">we wrote on the socket 19 <text:s/>fps set_min_angle</text:p>
      <text:p text:style-name="P1">set_min_angle 213 2</text:p>
      <text:p text:style-name="P1"><text:s/>Size of Struct is ######## 1638</text:p>
      <text:p text:style-name="P1"><text:s/>###### Element in Command Queue fps</text:p>
      <text:p text:style-name="P1"><text:s/>INSERTING in Command Queue fps</text:p>
      <text:p text:style-name="P1"></text:p>
      <text:p text:style-name="P1"><text:s/>&gt;&gt; we wrote on the socket 19 20-Mar-2015 12:38:07 fps set_min_angle</text:p>
      <text:p text:style-name="P1">set_min_angle 213 2</text:p>
      <text:p text:style-name="P1"><text:s/>Size of Struct is ######## 1638</text:p>
      <text:p text:style-name="P1">Size of Response Struct =&gt; 4698</text:p>
      <text:p text:style-name="P1"><text:s/>MCM =&gt; 1</text:p>
      <text:p text:style-name="P1"><text:s/>19</text:p>
      <text:p text:style-name="P1"><text:s/>20-Mar-2015 12:38:07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Set Min Angle, 1450 </text:p>
      <text:p text:style-name="P1"><text:s/>Writing to ONLINE from FPS THREAD SUCCESSFUL</text:p>
      <text:p text:style-name="P1"/>
      <text:p text:style-name="P3">C06 fps set_Brake_dd <text:s text:c="10"/>// Command from Online_V2 terminal </text:p>
      <text:p text:style-name="P3"></text:p>
      <text:p text:style-name="P1"><text:s/>CMD[0] =&gt; C06</text:p>
      <text:p text:style-name="P1"><text:s/>CMD[1] =&gt; fps</text:p>
      <text:p text:style-name="P1"><text:s/>CMD[2] =&gt; set_Brake_dd</text:p>
      <text:p text:style-name="P1">Command for C06 ANTENNA</text:p>
      <text:p text:style-name="P1">ANTENNA C06 C06</text:p>
      <text:p text:style-name="P1">System <text:s/>fps</text:p>
      <text:p text:style-name="P1"><text:soft-page-break/>OP NAME <text:s/>set_Brake_dd</text:p>
      <text:p text:style-name="P1">Enter Break Cnt difference::</text:p>
      <text:p text:style-name="P1">6</text:p>
      <text:p text:style-name="P1">we wrote on the socket 14 <text:s/>fps set_Brake_dd</text:p>
      <text:p text:style-name="P1">set_Brake_dd 3 0</text:p>
      <text:p text:style-name="P1"><text:s/>Size of Struct is ######## 1638</text:p>
      <text:p text:style-name="P1"><text:s/>###### Element in Command Queue fps</text:p>
      <text:p text:style-name="P1"><text:s/>INSERTING in Command Queue fps</text:p>
      <text:p text:style-name="P1"></text:p>
      <text:p text:style-name="P1"><text:s/>&gt;&gt; we wrote on the socket 14 20-Mar-2015 12:38:45 fps set_Brake_dd</text:p>
      <text:p text:style-name="P1">set_Brake_dd 3 0</text:p>
      <text:p text:style-name="P1"><text:s/>Size of Struct is ######## 1638</text:p>
      <text:p text:style-name="P1">Size of Response Struct =&gt; 4698</text:p>
      <text:p text:style-name="P1"><text:s/>MCM =&gt; 1</text:p>
      <text:p text:style-name="P1"><text:s/>14</text:p>
      <text:p text:style-name="P1"><text:s/>20-Mar-2015 12:38:45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Set Break Count Diff, 6 </text:p>
      <text:p text:style-name="P1"><text:s/>Writing to ONLINE from FPS THREAD SUCCESSFUL</text:p>
      <text:p text:style-name="P3">C06 fps set_low_rpm</text:p>
      <text:p text:style-name="P1"></text:p>
      <text:p text:style-name="P1"><text:s/>CMD[0] =&gt; C06</text:p>
      <text:p text:style-name="P1"><text:s/>CMD[1] =&gt; fps</text:p>
      <text:p text:style-name="P1"><text:s/>CMD[2] =&gt; set_low_rpm</text:p>
      <text:p text:style-name="P1">Command for C06 ANTENNA</text:p>
      <text:p text:style-name="P1">ANTENNA C06 C06</text:p>
      <text:p text:style-name="P1">System <text:s/>fps</text:p>
      <text:p text:style-name="P1">OP NAME <text:s/>set_low_rpm</text:p>
      <text:p text:style-name="P1">Enter Lower RPM limit:</text:p>
      <text:p text:style-name="P1">630</text:p>
      <text:p text:style-name="P1">Enter Check-Interval(ms)::</text:p>
      <text:p text:style-name="P1">20</text:p>
      <text:p text:style-name="P1">we wrote on the socket 13 <text:s/>fps set_low_rpm</text:p>
      <text:p text:style-name="P1">set_low_rpm 4 0</text:p>
      <text:p text:style-name="P1"><text:s/>Size of Struct is ######## 1638</text:p>
      <text:p text:style-name="P1"><text:soft-page-break/><text:s/>###### Element in Command Queue fps</text:p>
      <text:p text:style-name="P1"><text:s/>INSERTING in Command Queue fps</text:p>
      <text:p text:style-name="P1"></text:p>
      <text:p text:style-name="P1"><text:s/>&gt;&gt; we wrote on the socket 13 20-Mar-2015 12:39:29 fps set_low_rpm</text:p>
      <text:p text:style-name="P1">set_low_rpm 4 0</text:p>
      <text:p text:style-name="P1"><text:s/>Size of Struct is ######## 1638</text:p>
      <text:p text:style-name="P1">Size of Response Struct =&gt; 4698</text:p>
      <text:p text:style-name="P1"><text:s/>MCM =&gt; 1</text:p>
      <text:p text:style-name="P1"><text:s/>13</text:p>
      <text:p text:style-name="P1"><text:s/>20-Mar-2015 12:39:29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Set Lower Ramp Limit, 0 int 20</text:p>
      <text:p text:style-name="P1"><text:s/>Writing to ONLINE from FPS THREAD SUCCESSFUL</text:p>
      <text:p text:style-name="P3">C06 fps set_low_rpm</text:p>
      <text:p text:style-name="P1"></text:p>
      <text:p text:style-name="P1"><text:s/>CMD[0] =&gt; C06</text:p>
      <text:p text:style-name="P1"><text:s/>CMD[1] =&gt; fps</text:p>
      <text:p text:style-name="P1"><text:s/>CMD[2] =&gt; set_low_rpm</text:p>
      <text:p text:style-name="P1">Command for C06 ANTENNA</text:p>
      <text:p text:style-name="P1">ANTENNA C06 C06</text:p>
      <text:p text:style-name="P1">System <text:s/>fps</text:p>
      <text:p text:style-name="P1">OP NAME <text:s/>set_low_rpm</text:p>
      <text:p text:style-name="P1">Enter Lower RPM limit:</text:p>
      <text:p text:style-name="P1">300</text:p>
      <text:p text:style-name="P1">Enter Check-Interval(ms)::</text:p>
      <text:p text:style-name="P1">20</text:p>
      <text:p text:style-name="P1">we wrote on the socket 13 <text:s/>fps set_low_rpm</text:p>
      <text:p text:style-name="P1">set_low_rpm 4 0</text:p>
      <text:p text:style-name="P1"><text:s/>Size of Struct is ######## 1638</text:p>
      <text:p text:style-name="P1"><text:s/>###### Element in Command Queue fps</text:p>
      <text:p text:style-name="P1"><text:s/>INSERTING in Command Queue fps</text:p>
      <text:p text:style-name="P1"></text:p>
      <text:p text:style-name="P1"><text:s/>&gt;&gt; we wrote on the socket 13 20-Mar-2015 12:40:22 fps set_low_rpm</text:p>
      <text:p text:style-name="P1">set_low_rpm 4 0</text:p>
      <text:p text:style-name="P1"><text:s/>Size of Struct is ######## 1638</text:p>
      <text:p text:style-name="P1"><text:soft-page-break/>Size of Response Struct =&gt; 4698</text:p>
      <text:p text:style-name="P1"><text:s/>MCM =&gt; 1</text:p>
      <text:p text:style-name="P1"><text:s/>13</text:p>
      <text:p text:style-name="P1"><text:s/>20-Mar-2015 12:40:22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Set Lower Ramp Limit, 0 int 20</text:p>
      <text:p text:style-name="P1"><text:s/>Writing to ONLINE from FPS THREAD SUCCESSFUL</text:p>
      <text:p text:style-name="P3">C06 fps read_low_rpm</text:p>
      <text:p text:style-name="P1"></text:p>
      <text:p text:style-name="P1"><text:s/>CMD[0] =&gt; C06</text:p>
      <text:p text:style-name="P1"><text:s/>CMD[1] =&gt; fps</text:p>
      <text:p text:style-name="P1"><text:s/>CMD[2] =&gt; read_low_rpm</text:p>
      <text:p text:style-name="P1">Command for C06 ANTENNA</text:p>
      <text:p text:style-name="P1">ANTENNA C06 C06</text:p>
      <text:p text:style-name="P1">System <text:s/>fps</text:p>
      <text:p text:style-name="P1">OP NAME <text:s/>read_low_rpm</text:p>
      <text:p text:style-name="P1">we wrote on the socket 22 <text:s/>fps read_low_rpm</text:p>
      <text:p text:style-name="P1"><text:s/>Size of Struct is ######## 1638</text:p>
      <text:p text:style-name="P1"><text:s/>###### Element in Command Queue fps</text:p>
      <text:p text:style-name="P1"><text:s/>INSERTING in Command Queue fps</text:p>
      <text:p text:style-name="P1"></text:p>
      <text:p text:style-name="P1"><text:s/>&gt;&gt; we wrote on the socket 22 20-Mar-2015 12:40:41 fps read_low_rpm</text:p>
      <text:p text:style-name="P1"><text:s/>Size of Struct is ######## 1638</text:p>
      <text:p text:style-name="P1">Size of Response Struct =&gt; 4698</text:p>
      <text:p text:style-name="P1"><text:s/>MCM =&gt; 1</text:p>
      <text:p text:style-name="P1"><text:s/>22</text:p>
      <text:p text:style-name="P1"><text:s/>20-Mar-2015 12:40:41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oft-page-break/><text:s/>Read Lower Ramp Limit, 0 int 20</text:p>
      <text:p text:style-name="P1"><text:s/>Writing to ONLINE from FPS THREAD SUCCESSFUL</text:p>
      <text:p text:style-name="P3"><text:s/>&gt;&gt; C06 fps reboot</text:p>
      <text:p text:style-name="P3"></text:p>
      <text:p text:style-name="P1"><text:s/>CMD[0] =&gt; C06</text:p>
      <text:p text:style-name="P1"><text:s/>CMD[1] =&gt; fps</text:p>
      <text:p text:style-name="P1"><text:s/>CMD[2] =&gt; reboot</text:p>
      <text:p text:style-name="P1">Command for C06 ANTENNA</text:p>
      <text:p text:style-name="P1">ANTENNA C06 C06</text:p>
      <text:p text:style-name="P1">System <text:s/>fps</text:p>
      <text:p text:style-name="P1">OP NAME <text:s/>reboot</text:p>
      <text:p text:style-name="P1">we wrote on the socket 35 <text:s/>fps reboot</text:p>
      <text:p text:style-name="P1"><text:s/>Size of Struct is ######## 1638</text:p>
      <text:p text:style-name="P1"><text:s/>###### Element in Command Queue fps</text:p>
      <text:p text:style-name="P1"><text:s/>INSERTING in Command Queue fps</text:p>
      <text:p text:style-name="P1"></text:p>
      <text:p text:style-name="P1"><text:s/>&gt;&gt; we wrote on the socket 35 20-Mar-2015 12:44:41 fps reboot</text:p>
      <text:p text:style-name="P1"><text:s/>Size of Struct is ######## 1638</text:p>
      <text:p text:style-name="P1">Size of Response Struct =&gt; 4698</text:p>
      <text:p text:style-name="P1"><text:s/>MCM =&gt; 1</text:p>
      <text:p text:style-name="P1"><text:s/>35</text:p>
      <text:p text:style-name="P1"><text:s/>20-Mar-2015 12:44:41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eboot</text:p>
      <text:p text:style-name="P1"><text:s/>Writing to ONLINE from FPS THREAD SUCCESSFUL</text:p>
      <text:p text:style-name="P3">C06 fps read_Max_angle</text:p>
      <text:p text:style-name="P1"></text:p>
      <text:p text:style-name="P1"><text:s/>CMD[0] =&gt; C06</text:p>
      <text:p text:style-name="P1"><text:s/>CMD[1] =&gt; fps</text:p>
      <text:p text:style-name="P1"><text:s/>CMD[2] =&gt; read_Max_angle</text:p>
      <text:p text:style-name="P1">Command for C06 ANTENNA</text:p>
      <text:p text:style-name="P1">ANTENNA C06 C06</text:p>
      <text:p text:style-name="P1">System <text:s/>fps</text:p>
      <text:p text:style-name="P1">OP NAME <text:s/>read_Max_angle</text:p>
      <text:p text:style-name="P1">we wrote on the socket 28 <text:s/>fps read_Max_angle</text:p>
      <text:p text:style-name="P1"><text:soft-page-break/><text:s/>Size of Struct is ######## 1638</text:p>
      <text:p text:style-name="P1"><text:s/>###### Element in Command Queue fps</text:p>
      <text:p text:style-name="P1"><text:s/>INSERTING in Command Queue fps</text:p>
      <text:p text:style-name="P1"></text:p>
      <text:p text:style-name="P1"><text:s/>&gt;&gt; we wrote on the socket 28 20-Mar-2015 12:45:05 fps read_Max_angle</text:p>
      <text:p text:style-name="P1"><text:s/>Size of Struct is ######## 1638</text:p>
      <text:p text:style-name="P1">Size of Response Struct =&gt; 4698</text:p>
      <text:p text:style-name="P1"><text:s/>MCM =&gt; 1</text:p>
      <text:p text:style-name="P1"><text:s/>28</text:p>
      <text:p text:style-name="P1"><text:s/>20-Mar-2015 12:45:05</text:p>
      <text:p text:style-name="P1"><text:s/>fps</text:p>
      <text:p text:style-name="P1"><text:s text:c="2"/>###### NUmber of RESPONSE MSG is 1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ead Max Angle, 17284 </text:p>
      <text:p text:style-name="P1"><text:s/>Writing to ONLINE from FPS THREAD SUCCESSFUL</text:p>
      <text:p text:style-name="P1"/>
      <text:p text:style-name="P3">C06 fps run_fine_tune <text:s text:c="12"/>// Command from Online_V2 terminal </text:p>
      <text:p text:style-name="P1"></text:p>
      <text:p text:style-name="P1"><text:s/>CMD[0] =&gt; C06</text:p>
      <text:p text:style-name="P1"><text:s/>CMD[1] =&gt; fps</text:p>
      <text:p text:style-name="P1"><text:s/>CMD[2] =&gt; run_fine_tune</text:p>
      <text:p text:style-name="P1">Command for C06 ANTENNA</text:p>
      <text:p text:style-name="P1">ANTENNA C06 C06</text:p>
      <text:p text:style-name="P1">System <text:s/>fps</text:p>
      <text:p text:style-name="P1">OP NAME <text:s/>run_fine_tune</text:p>
      <text:p text:style-name="P1"></text:p>
      <text:p text:style-name="P1"><text:s/>Enter target encoder value:</text:p>
      <text:p text:style-name="P1">1550</text:p>
      <text:p text:style-name="P1"></text:p>
      <text:p text:style-name="P1">Enter PWM cnt:</text:p>
      <text:p text:style-name="P1">90</text:p>
      <text:p text:style-name="P1">we wrote on the socket 33 <text:s/>fps run_fine_tune</text:p>
      <text:p text:style-name="P1">tar_encr_v 7 3</text:p>
      <text:p text:style-name="P1">pwm_cnt 90 144</text:p>
      <text:p text:style-name="P1"><text:s/>Size of Struct is ######## 1638</text:p>
      <text:p text:style-name="P1"><text:s/>###### Element in Command Queue fps</text:p>
      <text:p text:style-name="P1"><text:s/>INSERTING in Command Queue fps</text:p>
      <text:p text:style-name="P1"></text:p>
      <text:p text:style-name="P1"><text:soft-page-break/><text:s/>&gt;&gt; we wrote on the socket 33 20-Mar-2015 12:45:59 fps run_fine_tune</text:p>
      <text:p text:style-name="P1">tar_encr_v 7 3</text:p>
      <text:p text:style-name="P1">pwm_cnt 90 144</text:p>
      <text:p text:style-name="P1"><text:s/>Size of Struct is ######## 1638</text:p>
      <text:p text:style-name="P1">Size of Response Struct =&gt; 4698</text:p>
      <text:p text:style-name="P1"><text:s/>MCM =&gt; 1</text:p>
      <text:p text:style-name="P1"><text:s/>33</text:p>
      <text:p text:style-name="P1"><text:s/>20-Mar-2015 12:45:59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FPS rejected command</text:p>
      <text:p text:style-name="P1"><text:s/>Read Max Angle, 17284 </text:p>
      <text:p text:style-name="P1"><text:s/>Writing to ONLINE from FPS THREAD SUCCESSFUL</text:p>
      <text:p text:style-name="P1"/>
      <text:p text:style-name="P3">C06 fps run_to_cal <text:s text:c="25"/>// Command from Online_V2 terminal </text:p>
      <text:p text:style-name="P1"></text:p>
      <text:p text:style-name="P1"><text:s/>CMD[0] =&gt; C06</text:p>
      <text:p text:style-name="P1"><text:s/>CMD[1] =&gt; fps</text:p>
      <text:p text:style-name="P1"><text:s/>CMD[2] =&gt; run_to_cal</text:p>
      <text:p text:style-name="P1">Command for C06 ANTENNA</text:p>
      <text:p text:style-name="P1">ANTENNA C06 C06</text:p>
      <text:p text:style-name="P1">System <text:s/>fps</text:p>
      <text:p text:style-name="P1">OP NAME <text:s/>run_to_cal</text:p>
      <text:p text:style-name="P1">we wrote on the socket 30 <text:s/>fps run_to_cal</text:p>
      <text:p text:style-name="P1"><text:s/>Size of Struct is ######## 1638</text:p>
      <text:p text:style-name="P1"><text:s/>###### Element in Command Queue fps</text:p>
      <text:p text:style-name="P1"><text:s/>INSERTING in Command Queue fps</text:p>
      <text:p text:style-name="P1"></text:p>
      <text:p text:style-name="P1"><text:s/>&gt;&gt; we wrote on the socket 30 20-Mar-2015 12:46:22 fps run_to_cal</text:p>
      <text:p text:style-name="P1"><text:s/>Size of Struct is ######## 1638</text:p>
      <text:p text:style-name="P1">Size of Response Struct =&gt; 4698</text:p>
      <text:p text:style-name="P1"><text:s/>MCM =&gt; 1</text:p>
      <text:p text:style-name="P1"><text:s/>30</text:p>
      <text:p text:style-name="P1"><text:s/>20-Mar-2015 12:46:22</text:p>
      <text:p text:style-name="P1"><text:s/>fps</text:p>
      <text:p text:style-name="P1"><text:s text:c="2"/>###### NUmber of RESPONSE MSG is 1</text:p>
      <text:p text:style-name="P1">888 888 888 888 888 888 888 888 888 888 888 888 888 888 888 888 888 888 888 <text:soft-page-break/>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Writing to ONLINE from FPS THREAD SUCCESSFUL</text:p>
      <text:p text:style-name="P1"/>
      <text:p text:style-name="P3">C06 fps run_to_preset <text:s text:c="12"/>// Command from Online_V2 terminal </text:p>
      <text:p text:style-name="P1"></text:p>
      <text:p text:style-name="P1"><text:s/>CMD[0] =&gt; C06</text:p>
      <text:p text:style-name="P1"><text:s/>CMD[1] =&gt; fps</text:p>
      <text:p text:style-name="P1"><text:s/>CMD[2] =&gt; run_fine_tuneC06</text:p>
      <text:p text:style-name="P1"><text:s/>CMD[3] =&gt; fps</text:p>
      <text:p text:style-name="P1"><text:s/>CMD[4] =&gt; run_to_preset</text:p>
      <text:p text:style-name="P1">Command for C06 ANTENNA</text:p>
      <text:p text:style-name="P1">ANTENNA C06 C06</text:p>
      <text:p text:style-name="P1">System <text:s/>fps</text:p>
      <text:p text:style-name="P1">OP NAME <text:s/>run_fine_tuneC06</text:p>
      <text:p text:style-name="P1"></text:p>
      <text:p text:style-name="P1"><text:s/>&gt;&gt; C06 fps run_to_preset</text:p>
      <text:p text:style-name="P1"></text:p>
      <text:p text:style-name="P1"><text:s/>CMD[0] =&gt; C06</text:p>
      <text:p text:style-name="P1"><text:s/>CMD[1] =&gt; fps</text:p>
      <text:p text:style-name="P1"><text:s/>CMD[2] =&gt; run_to_preset</text:p>
      <text:p text:style-name="P1">Command for C06 ANTENNA</text:p>
      <text:p text:style-name="P1">ANTENNA C06 C06</text:p>
      <text:p text:style-name="P1">System <text:s/>fps</text:p>
      <text:p text:style-name="P1">OP NAME <text:s/>run_to_preset</text:p>
      <text:p text:style-name="P1"></text:p>
      <text:p text:style-name="P1"><text:s/>Enter target encoder value:</text:p>
      <text:p text:style-name="P1">15000</text:p>
      <text:p text:style-name="P1">we wrote on the socket 32 <text:s/>fps run_to_preset</text:p>
      <text:p text:style-name="P1">tar_encr_v 76 29</text:p>
      <text:p text:style-name="P1"><text:s/>Size of Struct is ######## 1638</text:p>
      <text:p text:style-name="P1"><text:s/>###### Element in Command Queue fps</text:p>
      <text:p text:style-name="P1"><text:s/>INSERTING in Command Queue fps</text:p>
      <text:p text:style-name="P1"></text:p>
      <text:p text:style-name="P1"><text:s/>&gt;&gt; we wrote on the socket 32 20-Mar-2015 12:48:30 fps run_to_preset</text:p>
      <text:p text:style-name="P1">tar_encr_v 76 29</text:p>
      <text:p text:style-name="P1"><text:s/>Size of Struct is ######## 1638</text:p>
      <text:p text:style-name="P1">Size of Response Struct =&gt; 4698</text:p>
      <text:p text:style-name="P1"><text:s/>MCM =&gt; 1</text:p>
      <text:p text:style-name="P1"><text:soft-page-break/><text:s/>32</text:p>
      <text:p text:style-name="P1"><text:s/>20-Mar-2015 12:48:30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un to Reset</text:p>
      <text:p text:style-name="P1"><text:s/>Writing to ONLINE from FPS THREAD SUCCESSFUL</text:p>
      <text:p text:style-name="P1"/>
      <text:p text:style-name="P3">C06 fps run_fine_tune <text:s text:c="14"/>// Command from Online_V2 terminal </text:p>
      <text:p text:style-name="P1"></text:p>
      <text:p text:style-name="P1"><text:s/>CMD[0] =&gt; C06</text:p>
      <text:p text:style-name="P1"><text:s/>CMD[1] =&gt; fps</text:p>
      <text:p text:style-name="P1"><text:s/>CMD[2] =&gt; run_fine_tune</text:p>
      <text:p text:style-name="P1">Command for C06 ANTENNA</text:p>
      <text:p text:style-name="P1">ANTENNA C06 C06</text:p>
      <text:p text:style-name="P1">System <text:s/>fps</text:p>
      <text:p text:style-name="P1">OP NAME <text:s/>run_fine_tune</text:p>
      <text:p text:style-name="P1"></text:p>
      <text:p text:style-name="P1"><text:s/>Enter target encoder value:</text:p>
      <text:p text:style-name="P1">15050</text:p>
      <text:p text:style-name="P1"></text:p>
      <text:p text:style-name="P1">Enter PWM cnt:</text:p>
      <text:p text:style-name="P1">70</text:p>
      <text:p text:style-name="P1">we wrote on the socket 33 <text:s/>fps run_fine_tune</text:p>
      <text:p text:style-name="P1">tar_encr_v 101 29</text:p>
      <text:p text:style-name="P1">pwm_cnt 70 112</text:p>
      <text:p text:style-name="P1"><text:s/>Size of Struct is ######## 1638</text:p>
      <text:p text:style-name="P1"><text:s/>###### Element in Command Queue fps</text:p>
      <text:p text:style-name="P1"><text:s/>INSERTING in Command Queue fps</text:p>
      <text:p text:style-name="P1"></text:p>
      <text:p text:style-name="P1"><text:s/>&gt;&gt; we wrote on the socket 33 20-Mar-2015 12:49:54 fps run_fine_tune</text:p>
      <text:p text:style-name="P1">tar_encr_v 101 29</text:p>
      <text:p text:style-name="P1">pwm_cnt 70 112</text:p>
      <text:p text:style-name="P1"><text:s/>Size of Struct is ######## 1638</text:p>
      <text:p text:style-name="P1">Size of Response Struct =&gt; 4698</text:p>
      <text:p text:style-name="P1"><text:s/>MCM =&gt; 1</text:p>
      <text:p text:style-name="P1"><text:s/>33</text:p>
      <text:p text:style-name="P1"><text:soft-page-break/><text:s/>20-Mar-2015 12:49:54</text:p>
      <text:p text:style-name="P1"><text:s/>fps</text:p>
      <text:p text:style-name="P1"><text:s text:c="2"/>###### NUmber of RESPONSE MSG is 2</text:p>
      <text:p text:style-name="P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1"><text:s/>Run to Fine Tune</text:p>
      <text:p text:style-name="P1"><text:s/>Writing to ONLINE from FPS THREAD SUCCESSFUL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5-03-20T13:39:27</meta:creation-date>
    <dc:date>2015-03-20T14:18:51</dc:date>
    <dc:creator>teleset </dc:creator>
    <meta:editing-duration>PT39M26S</meta:editing-duration>
    <meta:editing-cycles>8</meta:editing-cycles>
    <meta:generator>LibreOffice/3.4$Linux LibreOffice_project/340m1$Build-602</meta:generator>
    <meta:document-statistic meta:table-count="0" meta:image-count="0" meta:object-count="0" meta:page-count="26" meta:paragraph-count="875" meta:word-count="6471" meta:character-count="33234" meta:non-whitespace-character-count="25712"/>
  </office:meta>
</office:document-meta>
</file>